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Header">
      <style:paragraph-properties fo:margin-left="0cm" fo:margin-right="0cm" fo:text-indent="0cm" style:auto-text-indent="false"/>
    </style:style>
    <style:style style:name="P2" style:family="paragraph" style:parent-style-name="Footer">
      <style:paragraph-properties fo:margin-left="0cm" fo:margin-right="0cm" fo:text-align="start" style:justify-single-word="false"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text-properties style:text-underline-style="none"/>
    </style:style>
    <style:style style:name="P6" style:family="paragraph" style:parent-style-name="Standard">
      <style:text-properties style:font-name="Optima1" fo:font-size="10p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font-style="normal" style:font-style-asian="normal" style:font-style-complex="normal"/>
    </style:style>
    <style:style style:name="P12" style:family="paragraph" style:parent-style-name="List">
      <style:text-properties fo:font-style="normal" fo:background-color="transparent" style:font-style-asian="normal" style:font-style-complex="normal"/>
    </style:style>
    <style:style style:name="P13" style:family="paragraph" style:parent-style-name="List">
      <style:text-properties fo:background-color="transparent"/>
    </style:style>
    <style:style style:name="P14" style:family="paragraph" style:parent-style-name="Standard">
      <style:paragraph-properties fo:margin-left="2.986cm" fo:margin-right="0cm" fo:text-indent="0cm" style:auto-text-indent="false"/>
    </style:style>
    <style:style style:name="P15" style:family="paragraph" style:parent-style-name="Code">
      <style:paragraph-properties fo:margin-left="2.999cm" fo:margin-right="0cm" fo:text-indent="0cm" style:auto-text-indent="false"/>
    </style:style>
    <style:style style:name="P16" style:family="paragraph" style:parent-style-name="Code">
      <style:text-properties style:font-name="Optima1" fo:font-size="10pt" style:font-size-asian="10pt" style:font-size-complex="10pt"/>
    </style:style>
    <style:style style:name="P17" style:family="paragraph" style:parent-style-name="Code">
      <style:text-properties style:font-name="Monaco1" fo:font-size="9pt" style:font-size-asian="9pt" style:font-size-complex="9pt"/>
    </style:style>
    <style:style style:name="P18" style:family="paragraph" style:parent-style-name="Code">
      <style:paragraph-properties fo:break-before="page"/>
      <style:text-properties style:font-name="Optima1"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Standard" style:list-style-name="L1">
      <style:text-properties fo:background-color="transparent"/>
    </style:style>
    <style:style style:name="P25" style:family="paragraph" style:parent-style-name="Standard" style:list-style-name="L2"/>
    <style:style style:name="P26" style:family="paragraph" style:parent-style-name="Standard" style:list-style-name=""/>
    <style:style style:name="P27" style:family="paragraph" style:parent-style-name="Standard">
      <style:text-properties style:font-name="Optima1" fo:font-size="10pt" style:font-size-asian="10pt" style:font-size-complex="10pt"/>
    </style:style>
    <style:style style:name="P28" style:family="paragraph" style:parent-style-name="Heading_20_1"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font-name="Monaco1" fo:font-size="9pt" style:font-size-asian="9pt" style:font-size-complex="9pt"/>
    </style:style>
    <style:style style:name="T7" style:family="text">
      <style:text-properties style:font-name="Monaco1" fo:font-size="9pt" fo:font-style="normal" style:font-size-asian="9pt" style:font-style-asian="normal" style:font-size-complex="9pt" style:font-style-complex="normal"/>
    </style:style>
    <style:style style:name="T8" style:family="text">
      <style:text-properties style:text-underline-style="none"/>
    </style:style>
    <style:style style:name="T9" style:family="text">
      <style:text-properties style:text-underline-style="none" fo:background-color="transparent"/>
    </style:style>
    <style:style style:name="T10" style:family="text">
      <style:text-properties style:font-name="Optima1"/>
    </style:style>
    <style:style style:name="T11" style:family="text">
      <style:text-properties style:font-name="Optima1" fo:font-size="10pt" style:text-underline-style="none" style:font-size-asian="10pt" style:font-size-complex="10pt"/>
    </style:style>
    <style:style style:name="T12" style:family="text">
      <style:text-properties style:font-name="Optima1" fo:font-size="10pt" style:text-underline-style="none" fo:background-color="transparent" style:font-size-asian="10pt" style:font-size-complex="10pt"/>
    </style:style>
    <style:style style:name="T13" style:family="text">
      <style:text-properties style:font-name="Optima1" fo:font-size="10pt" style:font-size-asian="10pt" style:font-size-complex="10pt"/>
    </style:style>
    <style:style style:name="T14" style:family="text">
      <style:text-properties style:font-name="Optima1" fo:font-size="10pt" fo:font-style="normal" style:font-size-asian="10pt" style:font-style-asian="normal" style:font-size-complex="10pt" style:font-style-complex="normal"/>
    </style:style>
    <style:style style:name="T15" style:family="text">
      <style:text-properties style:font-name="monaco" fo:font-size="9pt" style:font-size-asian="9pt" style:font-size-complex="9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style:font-name="Monaco1" fo:font-size="9pt" style:font-size-asian="9pt" style:font-size-complex="9pt"/>
    </style:style>
    <style:style style:name="T19"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draw:frame draw:style-name="fr1" draw:name="graphics1" text:anchor-type="paragraph" svg:x="1.109cm" svg:y="0.37cm" svg:width="9.029cm" svg:height="5.95cm" draw:z-index="0"><draw:image xlink:href="../sogo-2.png" xlink:type="simple" xlink:show="embed" xlink:actuate="onLoad"/></draw:frame></text:p>
      <text:p text:style-name="P3"/>
      <text:p text:style-name="P3"/>
      <text:p text:style-name="P3"/>
      <text:p text:style-name="P3"/>
      <text:p text:style-name="P8"/>
      <text:p text:style-name="P10">Version 2.0.4</text:p>
      <text:p text:style-name="P9">Native Microsoft Outlook Configuration Guide</text:p>
      <text:p text:style-name="P3"/>
      <text:p text:style-name="P23">Copyright © <text:s/>2009-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P7">Version 2.0.4 – January 2013</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3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2</text:p>
          <text:p text:style-name="P21">Chapter 2<text:tab/>Introduction <text:s text:c="2"/><text:tab/>3</text:p>
          <text:p text:style-name="P21">Chapter 3<text:tab/>Architecture <text:s text:c="2"/><text:tab/>4</text:p>
          <text:p text:style-name="P21">Chapter 4<text:tab/>Requirements <text:s text:c="3"/><text:tab/>5</text:p>
          <text:p text:style-name="P22">LDAP Server <text:s text:c="2"/><text:tab/>5</text:p>
          <text:p text:style-name="P22">Microsoft Active Directory <text:s text:c="2"/><text:tab/>5</text:p>
          <text:p text:style-name="P22">Other or No Solution <text:s text:c="2"/><text:tab/>6</text:p>
          <text:p text:style-name="P22">IMAP Server and Trust <text:s text:c="2"/><text:tab/>7</text:p>
          <text:p text:style-name="P21">Chapter 5<text:tab/>Installation <text:s text:c="2"/><text:tab/>8</text:p>
          <text:p text:style-name="P22">Red Hat Enterprise Linux v5 or v6 <text:s text:c="2"/><text:tab/>8</text:p>
          <text:p text:style-name="P22">Debian 6.0 (“Squeeze”) and Ubuntu 12.04 (“Precise Pangolin”) <text:s text:c="2"/><text:tab/>9</text:p>
          <text:p text:style-name="P21">Chapter 6<text:tab/>Configuration <text:s text:c="2"/><text:tab/>10</text:p>
          <text:p text:style-name="P22">SOGo Configuration <text:s text:c="2"/><text:tab/>10</text:p>
          <text:p text:style-name="P22">Samba 4 Configuration <text:s text:c="2"/><text:tab/>10</text:p>
          <text:p text:style-name="P22">OpenChange Configuration <text:s text:c="2"/><text:tab/>11</text:p>
          <text:p text:style-name="P22">Apache Configuration for Web Services <text:s text:c="2"/><text:tab/>12</text:p>
          <text:p text:style-name="P22">Name Service Configuration for Web Services <text:s text:c="2"/><text:tab/>13</text:p>
          <text:p text:style-name="P21">Chapter 7<text:tab/>Adding Users <text:s text:c="2"/><text:tab/>14</text:p>
          <text:p text:style-name="P21">Chapter 8<text:tab/>Microsoft Outlook 2003, 2007 and 2010 Configuration <text:s text:c="2"/><text:tab/>15</text:p>
          <text:p text:style-name="P21">Chapter 9<text:tab/>Known Issues or Limitations <text:s text:c="2"/><text:tab/>16</text:p>
          <text:p text:style-name="P22">Current Limitations <text:s text:c="2"/><text:tab/>16</text:p>
          <text:p text:style-name="P21">Chapter 10<text:tab/>Additional Information <text:s text:c="2"/><text:tab/>18</text:p>
          <text:p text:style-name="P21">Chapter 11<text:tab/>Commercial Support and Contact Information <text:s text:c="2"/><text:tab/>19</text:p>
        </text:index-body>
      </text:table-of-content>
      <text:h text:style-name="P28" text:outline-level="1">About this Guide</text:h>
      <text:p text:style-name="Standard">This guide will walk you through the installation and configuration of the native Microsoft Outlook compatibility layer SOGo offers.</text:p>
      <text:p text:style-name="Standard">Prior going over this guide, you should have a working SOGo installation. Please refer to the <text:span text:style-name="Emphasis">SOGo Installation and Configuration </text:span><text:span text:style-name="Emphasis">G</text:span><text:span text:style-name="Emphasis">uide </text:span>for more information on installing and configuring SOGo.</text:p>
      <text:p text:style-name="Standard">This guide also includes instructions for configuring Microsoft Outlook with SOGo.</text:p>
      <text:p text:style-name="Standard">The instructions are based <text:span text:style-name="T17">on version 2.0.</text:span><text:span text:style-name="T17">4</text:span><text:span text:style-name="T17"> o</text:span>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29" text:outline-level="1">Architecture</text:h>
      <text:p text:style-name="Text_20_body">The following diagram demonstrates the architecture of the native Outlook compatibility layer of SOGo.</text:p>
      <text:p text:style-name="P19"><draw:frame draw:style-name="fr3" draw:name="graphics2" text:anchor-type="as-char" svg:width="11cm" svg:height="12.28cm" draw:z-index="2"><draw:image xlink:href="../openchange.png" xlink:type="simple" xlink:show="embed" xlink:actuate="onLoad"/></draw:frame></text:p>
      <text:p text:style-name="Text_20_body"/>
      <text:p text:style-name="Text_20_body">With Samba 4 and OpenChange, Microsoft Outlook clients can communicate natively with SOGo using the Microsoft Exchange protocol, without requiring costly and hard-to-maintain third-party MAPI connectors for Microsoft Outlook.</text:p>
      <text:h text:style-name="Heading_20_1" text:outline-level="1">Requirements<text:tab/></text:h>
      <text:p text:style-name="Standard">Organizations generally have solutions to authenticate users such as LDAP servers or Microsoft Active Directory servers.</text:p>
      <text:p text:style-name="Standard">The solution being used will influence how users are provisioned in Samba 4, a key component for native Outlook compatibility in SOGo.</text:p>
      <text:h text:style-name="Heading_20_2" text:outline-level="2">LDAP Server</text:h>
      <text:p text:style-name="Standard">If your organization uses a LDAP server such OpenLDAP, Novell eDirectory, Apache Directory or any other solution, you must use Samba 4's internal directory server and synchronize the data between both.</text:p>
      <text:p text:style-name="Standard">Synchronization scripts are not provided and unless you have clear-text passwords of your existing users, they will have to be changed during your initial synchronization so that your LDAP's server passwords are identical to the ones from Samba 4.</text:p>
      <text:p text:style-name="Standard">Any modifications to your existing LDAP server (password change, user addition or deletion, etc.) will have to be replicated to Samba 4's internal directory server.</text:p>
      <text:p text:style-name="Standard">Note that if you install Samba 4 on a server that is already running a LDAP service, you will have to change to TCP port on which your LDAP server listens to. Samba 4 will use the TCP port 389 and it can't be changed.</text:p>
      <text:p text:style-name="Standard">For example, with OpenLDAP, you can use the <text:span text:style-name="Code_20__28_inline_29_">-h</text:span> parameter for <text:span text:style-name="Code_20__28_inline_29_">slapd</text:span> to make it listen on an other TCP port.</text:p>
      <text:h text:style-name="Heading_20_2" text:outline-level="2">Microsoft Active Directory</text:h>
      <text:p text:style-name="Standard">If your organization uses Microsoft Active Directory, Samba 4 will need to be joined to your Active Directory domain, as a DC.</text:p>
      <text:p text:style-name="Standard">Samba 4 will be able to reuse all the information contained in Microsoft Active Directory and no synchronization process needs to be put in place as information will get replicated to Samba 4 automatically.</text:p>
      <text:p text:style-name="Standard">For more information on joining Samba 4 to an existing Microsoft Active Directory domain, <text:soft-page-break/>please refer to the Samba 4 documentation available at the following URL:</text:p>
      <text:p text:style-name="Standard"><text:a xlink:type="simple" xlink:href="http://wiki.samba.org/index.php/Samba4">http://wiki.samba.org/index.php/Samba4</text:a></text:p>
      <text:p text:style-name="Standard">More specifically, have a look at the “<text:span text:style-name="Code_20__28_inline_29_">samba-tool domain join</text:span>” command. Note that joining Samba 4 to your Active Directory domain as a member will currently not work. An authentication bug is present in Samba 4 which then prevents all Outlook users to successfully authenticate through Samba 4. This issue has been reported to the Samba team and is being worked on.</text:p>
      <text:h text:style-name="Heading_20_2" text:outline-level="2">Other or No Solution</text:h>
      <text:p text:style-name="Standard">If your organization neither uses a LDAP server or Microsoft Active Directory, you can start using Samba 4 as your directory server.</text:p>
      <text:p text:style-name="Standard">Samba 4's directory can be queried over LDAP just like Microsoft Active Directory and can also serve as a domain controller for Windows-based environments.</text:p>
      <text:p text:style-name="Standard">For example, SOGo can very well use Samba 4's built-in directory server to authenticate users. A SOGoUserSources entry to achieve this wold look like this:</text:p>
      <text:p text:style-name="Code">su – sogo</text:p>
      <text:p text:style-name="Code">defaults write sogod SOGoUserSources '(</text:p>
      <text:p text:style-name="Code"><text:s text:c="4"/>{</text:p>
      <text:p text:style-name="Code"><text:s text:c="8"/>CNFieldName = displayName;</text:p>
      <text:p text:style-name="Code"><text:s text:c="8"/>IDFieldName = cn;</text:p>
      <text:p text:style-name="Code"><text:s text:c="8"/>UIDFieldName = sAMAccountName;</text:p>
      <text:p text:style-name="Code"><text:s text:c="8"/>baseDN = "cn=Users,dc=example,dc=com";</text:p>
      <text:p text:style-name="Code"><text:s text:c="8"/>bindDN = "cn=Administrator,cn=Users,dc=example,dc=com";</text:p>
      <text:p text:style-name="Code"><text:s text:c="8"/>bindFields = (</text:p>
      <text:p text:style-name="Code"><text:s text:c="12"/>sAMAccountName</text:p>
      <text:p text:style-name="Code"><text:s text:c="8"/>);</text:p>
      <text:p text:style-name="Code"><text:s text:c="8"/>bindPassword = "%1OpenChange";</text:p>
      <text:p text:style-name="Code"><text:s text:c="8"/>canAuthenticate = YES;</text:p>
      <text:p text:style-name="Code"><text:s text:c="8"/>displayName = "Shared Addresses";</text:p>
      <text:p text:style-name="Code"><text:s text:c="8"/>hostname = "127.0.0.1";</text:p>
      <text:p text:style-name="Code"><text:s text:c="8"/>id = samba;</text:p>
      <text:p text:style-name="Code"><text:s text:c="8"/>isAddressBook = YES;</text:p>
      <text:p text:style-name="Code"><text:s text:c="8"/>port = 389;</text:p>
      <text:p text:style-name="Code"><text:s text:c="4"/>}</text:p>
      <text:p text:style-name="Code">)'</text:p>
      <text:p text:style-name="Standard"/>
      <text:p text:style-name="Standard">Please refer to the <text:span text:style-name="Emphasis">SOGo Installation and Configuration </text:span><text:span text:style-name="Emphasis">G</text:span><text:span text:style-name="Emphasis">uide </text:span>for more information regarding <text:span text:style-name="T6">SOGoUserSources</text:span>.</text:p>
      <text:h text:style-name="P30" text:outline-level="2">IMAP Server and Trust</text:h>
      <text:p text:style-name="P5">An IMAP server supporting the ACL, UIDPLUS and QRESYNC IMAP extensions is required, such as Cyrus IMAP version 2.4 or later, or Dovecot version 2.1 or later. <text:s/>If your current IMAP server does not support these extensions, you can use Dovecot's proxying capabilities. The follow configuration example makes Dovecot proxy all IMAP request to an existing server:</text:p>
      <text:p text:style-name="Code">auth_mechanisms = plain login</text:p>
      <text:p text:style-name="Code">imapc_host = inverse.ca</text:p>
      <text:p text:style-name="Code">imapc_port = 993</text:p>
      <text:p text:style-name="Code">imapc_ssl = imaps</text:p>
      <text:p text:style-name="Code">imapc_ssl_verify = no</text:p>
      <text:p text:style-name="Code">mail_gid = imapproxy</text:p>
      <text:p text:style-name="Code">mail_home = /home/imapproxy/%u</text:p>
      <text:p text:style-name="Code">mail_location = imapc:~/imapc</text:p>
      <text:p text:style-name="Code">mail_uid = imapproxy</text:p>
      <text:p text:style-name="Code">passdb {</text:p>
      <text:p text:style-name="Code"><text:s text:c="2"/>args = host=inverse.ca ssl=imaps port=993 ssl_ca_dir=/etc/pki/tls/certs</text:p>
      <text:p text:style-name="Code"><text:s text:c="2"/>default_fields = userdb_imapc_user=%u userdb_imapc_password=%w</text:p>
      <text:p text:style-name="Code"><text:s text:c="2"/>driver = imap</text:p>
      <text:p text:style-name="Code">}</text:p>
      <text:p text:style-name="Code">protocols = imap</text:p>
      <text:p text:style-name="Code">ssl = no</text:p>
      <text:p text:style-name="Code">userdb {</text:p>
      <text:p text:style-name="Code"><text:s text:c="2"/>driver = prefetch</text:p>
      <text:p text:style-name="Code">}</text:p>
      <text:p text:style-name="Standard"/>
      <text:p text:style-name="Standard">SOGo would then be configured to use Dovecot's proxy as the IMAP server.</text:p>
      <text:p text:style-name="Standard">Moreover, the authentication mode in use by Windows with Samba and Exchange servers prevent the backend from knowing the real password being used by the user. This implies that the IMAP server must accept any passwords from the host on which Samba is running.</text:p>
      <text:p text:style-name="Standard">To accomplish this with Cyrus IMAP Server, set “<text:span text:style-name="Code_20__28_inline_29_">sasl_pwcheck_method</text:span>” to “<text:span text:style-name="Code_20__28_inline_29_">alwaystrue</text:span>” in <text:span text:style-name="Code_20__28_inline_29_">/etc/imapd.conf</text:span>. You should restrain this to an <text:span text:style-name="Code_20__28_inline_29_">imapd</text:span> instance dedicated to SOGo.</text:p>
      <text:p text:style-name="P7">For Dovecot, use an authentication source similar to:</text:p>
      <text:p text:style-name="Code">passdb {</text:p>
      <text:p text:style-name="Code"><text:s text:c="2"/>driver = static</text:p>
      <text:p text:style-name="Code"><text:s text:c="2"/>args = nopassword=y allow_nets=127.0.0.1/32</text:p>
      <text:p text:style-name="Code">}</text:p>
      <text:p text:style-name="Code"/>
      <text:p text:style-name="Standard">You should also make sure that you restrain this only to the SOGo processes.</text:p>
      <text:p text:style-name="Standard">For any other IMAP server, refer to the product's documentation. If such capability is not offered, you can alternatively define the cleartext password for each user. Please refer to the <text:span text:style-name="T2">Adding Users</text:span> section from this document.</text:p>
      <text:h text:style-name="P29" text:outline-level="1">Installation</text:h>
      <text:p text:style-name="Standard">This section will guide you through the installation of the native Microsoft Outlook compatibility layer SOGo offers.</text:p>
      <text:h text:style-name="Heading_20_2" text:outline-level="2">Red Hat Enterprise Linux v5 or v6</text:h>
      <text:p text:style-name="Standard">If you are using Red Hat Enterprise Linux (or CentOS) version 5 or version 6, packages for Samba 4, OpenChange and SOGo and the SOGo OpenChange backend are available from SOGo's web site. Please follow the instructions from <text:a xlink:type="simple" xlink:href="http://www.sogo.nu/english/downloads/backend_nightly.html">http://www.sogo.nu/english/downloads/backend.html</text:a> .</text:p>
      <text:p text:style-name="Standard">In order to satisfy certain dependencies, you should also add the EPEL source corresponding to your distribution and architecture. More information on this is available here: <text:a xlink:type="simple" xlink:href="http://fedoraproject.org/wiki/EPEL">http://fedoraproject.org/wiki/EPEL</text:a> – or more specifically, <text:a xlink:type="simple" xlink:href="http://fedoraproject.org/wiki/EPEL/FAQ#How_can_I_install_the_packages_from_the_EPEL_software_repository.3F">http://fedoraproject.org/wiki/EPEL/FAQ#How_can_I_install_the_packages_from_the_EPEL_software_repository.3F</text:a>.</text:p>
      <text:p text:style-name="Standard">Once ready, install the OpenChange packages on top of an existing SOGo installation:</text:p>
      <text:p text:style-name="P17">yum clean all &amp;&amp; yum makecache</text:p>
      <text:p text:style-name="Code"><text:span text:style-name="T6">yum install samba4</text:span> \</text:p>
      <text:p text:style-name="Code"><text:span text:style-name="T6"><text:s text:c="12"/></text:span><text:span text:style-name="T6">openchange</text:span> \</text:p>
      <text:p text:style-name="P17"><text:s text:c="12"/>sogo-openchange-backend \</text:p>
      <text:p text:style-name="Code"><text:span text:style-name="T6"><text:s text:c="12"/></text:span><text:span text:style-name="T6">openchange-ocsmanager </text:span><text:span text:style-name="T6">\</text:span></text:p>
      <text:p text:style-name="Code"><text:span text:style-name="T6"><text:s text:c="12"/></text:span><text:span text:style-name="T6">openchange-rpcproxy</text:span></text:p>
      <text:p text:style-name="P17"/>
      <text:p text:style-name="Standard">Once the packages are installed, refer to the <text:span text:style-name="T2">Configuration</text:span> chapter from this guide.</text:p>
      <text:h text:style-name="P30" text:outline-level="2">Debian 6.0 (“Squeeze”) and Ubuntu 12.04 (“Precise Pangolin”)</text:h>
      <text:p text:style-name="Standard">Samba 4, OpenChange, SOGo and the SOGo OpenChange backend are now available from SOGo's web site. Please follow the instructions from <text:a xlink:type="simple" xlink:href="http://www.sogo.nu/english/downloads/backend_nightly.html">http://www.sogo.nu/english/downloads/backend.html</text:a> to setup your apt sources.</text:p>
      <text:p text:style-name="Standard">Debian Squeeze ships an older version of some libraries required by Samba 4. <text:s/>In order to workaround this, users of this distribution will have to use the “squeeze-backports” repository.<text:line-break/>To do so, create <text:span text:style-name="T6">/etc/apt/sources.list.d/backports.list</text:span><text:span text:style-name="T13">:</text:span></text:p>
      <text:p text:style-name="P17">deb http://backports.debian.org/debian-backports squeeze-backports main</text:p>
      <text:p text:style-name="Standard"><text:line-break/>Then install the dependencies on Debian Squeeze, do:</text:p>
      <text:p text:style-name="Code">apt-get update</text:p>
      <text:p text:style-name="Code">apt-get install -t squeeze-backports libwbclient-dev samba-common smbclient libsmbclient libsmbclient-dev</text:p>
      <text:p text:style-name="Code"/>
      <text:p text:style-name="Standard">Once ready, install the <text:span text:style-name="Code_20__28_inline_29_">samba4</text:span> package on top of an existing SOGo installation:</text:p>
      <text:p text:style-name="Code">apt-get update</text:p>
      <text:p text:style-name="Code">apt-get install samba4</text:p>
      <text:p text:style-name="Code"/>
      <text:p text:style-name="Standard">The current post installation script shipped with the Samba 4 package is far from perfect and might fail even on a fresh install. The following command is needed to let dpkg know that everything is fine about Samba 4 if the post install script fails.</text:p>
      <text:p text:style-name="Code">sed --in-place 'N; s/Package: samba4\nStatus: install ok half-configured/Package: samba4\nStatus: install ok installed/;' <text:s/>/var/lib/dpkg/status</text:p>
      <text:p text:style-name="Code"/>
      <text:p text:style-name="P6">Once completed, install the packages related to OpenChange and the SOGo provider:</text:p>
      <text:p text:style-name="Code"><text:span text:style-name="T6">apt-get install openchangeserve</text:span><text:span text:style-name="T6">r \</text:span></text:p>
      <text:p text:style-name="P17"><text:s text:c="16"/>sogo-openchange \</text:p>
      <text:p text:style-name="Code"><text:span text:style-name="T6"><text:s text:c="16"/></text:span><text:span text:style-name="T6">openchangeproxy</text:span> \</text:p>
      <text:p text:style-name="Code"><text:span text:style-name="T15"><text:s text:c="16"/></text:span><text:span text:style-name="T15">openchange-ocsmanager</text:span> \</text:p>
      <text:p text:style-name="Code"><text:span text:style-name="T6"><text:s text:c="16"/></text:span><text:span text:style-name="T6">openchange-rpcproxy</text:span></text:p>
      <text:p text:style-name="P17"/>
      <text:p text:style-name="Standard">Once the packages are installed, refer to the <text:span text:style-name="T2">Configuration</text:span> chapter from this guide.</text:p>
      <text:h text:style-name="P29"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text:span></text:span><text:span text:style-name="Emphasis"><text:span text:style-name="T8">G</text:span></text:span><text:span text:style-name="Emphasis"><text:span text:style-name="T8">uide</text:span></text:span><text:span text:style-name="T8"> available from </text:span><text:a xlink:type="simple" xlink:href="http://www.sogo.nu/">http://www.sogo.nu</text:a></text:p>
      <text:p text:style-name="P5">Please refer to that documentation before continuing with the instructions included in this guide.</text:p>
      <text:h text:style-name="Heading_20_2" text:outline-level="2"><text:bookmark text:name="Samba_Configuration"/>Samba 4 Configuration</text:h>
      <text:p text:style-name="Text_20_body">Run the following commands as root: <text:bookmark text:name="line-174"/><text:bookmark text:name="line-175"/><text:bookmark text:name="line-176"/><text:bookmark text:name="line-177"/></text:p>
      <text:p text:style-name="Code">samba-tool domain provision --realm=example.com \</text:p>
      <text:p text:style-name="Code"><text:s text:c="10"/>--domain=OPENCHANGE \</text:p>
      <text:p text:style-name="Code"><text:s text:c="10"/>--adminpass='%1OpenChange' \</text:p>
      <text:p text:style-name="Code"><text:s text:c="10"/>--server-role='domain controller'</text:p>
      <text:p text:style-name="Code"/>
      <text:p text:style-name="Text_20_body">You might consider changing the realm and domain used, to suit your enviroment.</text:p>
      <text:p text:style-name="P16">You might also have to remove <text:span text:style-name="Code_20__28_inline_29_">/etc/samba4/smb.conf </text:span>(or <text:span text:style-name="Code_20__28_inline_29_">/etc/samba/smb.conf</text:span> on Debian-based distributions) prior running this command.</text:p>
      <text:p text:style-name="Code"><text:bookmark text:name="line-187"/><text:bookmark text:name="line-188"/></text:p>
      <text:p text:style-name="Text_20_body"><text:bookmark text:name="line-306"/><text:bookmark text:name="line-307"/>Add the following parameters to the <text:span text:style-name="Code_20__28_inline_29_">[global]</text:span> section of the <text:span text:style-name="Code_20__28_inline_29_">/etc/samba4/smb.conf </text:span><text:span text:style-name="T10">(</text:span><text:span text:style-name="Code_20__28_inline_29_">/etc/samba/smb.conf </text:span><text:span text:style-name="T10">if you use a Debian-based distribution)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P16"/>
      <text:p text:style-name="P18">Your Samba 4 configuration file should look like this:</text:p>
      <text:p text:style-name="P16"/>
      <text:p text:style-name="Code"># Global parameters</text:p>
      <text:p text:style-name="Code">[global]</text:p>
      <text:p text:style-name="Code"><text:s text:c="2"/>server role = active directory domain controller</text:p>
      <text:p text:style-name="Code"><text:s text:c="2"/>workgroup = EXAMPLE</text:p>
      <text:p text:style-name="Code"><text:s text:c="2"/>realm = example.com</text:p>
      <text:p text:style-name="Code"><text:s text:c="2"/>netbios name = sogo</text:p>
      <text:p text:style-name="Code"><text:s text:c="2"/>passdb backend = samba4</text:p>
      <text:p text:style-name="Code"><text:s text:c="2"/>### Configuration required by OpenChange server ###</text:p>
      <text:p text:style-name="Code"><text:s text:c="2"/>dcerpc endpoint servers = +epmapper, +mapiproxy</text:p>
      <text:p text:style-name="Code"><text:s text:c="2"/>dcerpc_mapiproxy:server = true</text:p>
      <text:p text:style-name="Code"><text:s text:c="2"/>dcerpc_mapiproxy:interfaces = exchange_emsmdb, exchange_nsp, exchange_ds_rfr</text:p>
      <text:p text:style-name="Code"><text:s text:c="2"/>### Configuration required by OpenChange server ###</text:p>
      <text:p text:style-name="Code"/>
      <text:p text:style-name="Code">[netlogon]</text:p>
      <text:p text:style-name="Code"><text:s text:c="2"/>path = /var/lib/samba/sysvol/example.com/scripts</text:p>
      <text:p text:style-name="Code"><text:s text:c="2"/>read only = No</text:p>
      <text:p text:style-name="Code"/>
      <text:p text:style-name="Code">[sysvol]</text:p>
      <text:p text:style-name="Code"><text:s text:c="2"/>path = /var/lib/samba/sysvol</text:p>
      <text:p text:style-name="Code"><text:s text:c="2"/>read only = No</text:p>
      <text:p text:style-name="Code"/>
      <text:p text:style-name="Text_20_body"><text:bookmark text:name="line-315"/><text:bookmark text:name="line-316"/>As Samba 4 will be started as <text:span text:style-name="Code_20__28_inline_29_">root</text:span>, the SOGo configuration file will be looked up under <text:span text:style-name="Code_20__28_inline_29_">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text:p>
      <text:p text:style-name="Code"/>
      <text:h text:style-name="Heading_20_2" text:outline-level="2">OpenChange Configuration</text:h>
      <text:p text:style-name="Standard">The Samba AD schema needs to be filled with additional object definitions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text:soft-page-break/>[+] Step 12: Exchange Samba with Exchange configuration objects</text:p>
      <text:p text:style-name="Code"><text:bookmark text:name="line-17-2"/>[SUCCESS] Done!</text:p>
      <text:p text:style-name="Code"/>
      <text:p text:style-name="Standard"><text:bookmark text:name="line-208"/><text:bookmark text:name="line-209"/>You can safely ignore the “<text:span text:style-name="T6">ERROR: no subClassOf 'serviceAdministrationPoint' for 'rRASAdministrationConnectionPoint'</text:span>” message when running the <text:span text:style-name="T6">openchange_provision</text:span> command.</text:p>
      <text:p text:style-name="Standard">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P15"><text:bookmark text:name="line-14-3"/><text:s text:c="8"/>* Events Root <text:s text:c="29"/>0x0900000000000001</text:p>
      <text:p text:style-name="P15"/>
      <text:p text:style-name="P15"/>
      <text:p text:style-name="Standard">On RHEL, make sure SELinux is disabled:</text:p>
      <text:p text:style-name="Code">setenforce 0</text:p>
      <text:p text:style-name="Code"/>
      <text:p text:style-name="Standard">Next, you can start Samba using the usual command :</text:p>
      <text:p text:style-name="Code">/etc/init.d/samba4 start</text:p>
      <text:p text:style-name="Standard"/>
      <text:p text:style-name="Standard">You can also launch the OpenC<text:span text:style-name="T16">hange web services:</text:span></text:p>
      <text:p text:style-name="Code"><text:span text:style-name="Code_20__28_inline_29_">/etc/init.d/openchange-ocsmanager start</text:span></text:p>
      <text:h text:style-name="Heading_20_2" text:outline-level="2">Apache Configuration for Web Services</text:h>
      <text:p text:style-name="P7">The OpenChange web services consist of two components:</text:p>
      <text:list xml:id="list1686640405538795371" text:style-name="L1">
        <text:list-item>
          <text:p text:style-name="P24"><text:span text:style-name="T1">OCS Manager</text:span> which is used for autodiscovery and freebusy lookups on Outlook 2007 and 2010. <text:s/>This service runs in its own application server which listens on 127.0.0.1:5000 by default. <text:s/>Apache needs to be configured to forward certain requests to it to make it accessible from the outside.<text:line-break/>Note that this service <text:span text:style-name="T1">MUST</text:span> be accessible over <text:span text:style-name="T1">HTTPS</text:span>, otherwise Outlook won't use it.</text:p>
        </text:list-item>
        <text:list-item>
          <text:p text:style-name="P24"><text:soft-page-break/><text:span text:style-name="T1">RPC Proxy</text:span> which is used for RPC over HTTP (“Outlook Anywhere”)<text:line-break/>This service runs as a WSGI application under apache. While HTTPS is not required to access this service, it is strongly recommended.</text:p>
        </text:list-item>
      </text:list>
      <text:p text:style-name="Standard">On RHEL-based distributions, the apache configuration required by these services can be found in <text:span text:style-name="Code_20__28_inline_29_">/etc/httpd/conf.d/ocsmanager.conf</text:span> and <text:span text:style-name="Code_20__28_inline_29_">/etc/httpd/conf.d/rpcproxy.conf</text:span><text:span text:style-name="T6">.</text:span></text:p>
      <text:p text:style-name="Standard">For Debian-based distributions, these files can be found in <text:span text:style-name="Code_20__28_inline_29_">/etc/apache2/conf.d/</text:span>.</text:p>
      <text:p text:style-name="P7">The configuration requires three Apache modules: <text:s/>“mod_proxy”, “mod_proxy_http” and “mod_wsgi”. These are usually already installed but might need to be activated on Debian-based installations:</text:p>
      <text:p text:style-name="Code">a2enmod proxy proxy_http wsgi</text:p>
      <text:p text:style-name="Code"/>
      <text:p text:style-name="Standard">On RHEL-based distributions, make sure the <text:span text:style-name="Code_20__28_inline_29_">LoadModule</text:span> directive is uncommented in <text:span text:style-name="Code_20__28_inline_29_">/etc/httpd/conf.d/wsgi.conf</text:span><text:span text:style-name="Code_20__28_inline_29_"><text:span text:style-name="T13"> (or </text:span></text:span><text:span text:style-name="Code_20__28_inline_29_">python26-mod_wsgi.conf</text:span><text:span text:style-name="Code_20__28_inline_29_"><text:span text:style-name="T13"> on RHELv5).</text:span></text:span></text:p>
      <text:p text:style-name="Standard">You should now restart the Apache service and make sure it will start on boot. On RHEL-based distributions, do:</text:p>
      <text:p text:style-name="Code">chkconfig httpd on &amp;&amp; /etc/init.d/httpd restart</text:p>
      <text:p text:style-name="Code"/>
      <text:p text:style-name="Standard">On Debian-based distributions, do:</text:p>
      <text:p text:style-name="Code">update-rc.d apache2 defaults &amp;&amp; /etc/init.d/apache2 restart<text:line-break/></text:p>
      <text:h text:style-name="Heading_20_2" text:outline-level="2">Name Service Configuration for Web Services</text:h>
      <text:p text:style-name="Standard">The autodiscovery service must be made accessible in order to advertise the web services provided by OpenChange. This can be done in two ways.</text:p>
      <text:list xml:id="list5231864217818050027" text:style-name="L2">
        <text:list-item>
          <text:p text:style-name="P25">The first is to associate the FQDN <text:span text:style-name="Code_20__28_inline_29_">autodiscover.example.com</text:span> with the machine that hosts Samba 4 / OpenChange, by adding a <text:span text:style-name="Code_20__28_inline_29_">CNAME</text:span> entry in your DNS configuration. Note that, instead or changing your DNS server configuration, you can simply add a similar entry to the “hosts” file of the Windows machine from where you'll run Outlook, which is handy for testing purposes.</text:p>
        </text:list-item>
        <text:list-item>
          <text:p text:style-name="P25">The second option is to add a <text:span text:style-name="Code_20__28_inline_29_">SRV</text:span> entry to your DNS configuration where the “_service” value would be “Autodiscover” and the “_protocol” would be “_tcp”.<text:line-break/>For example:<text:line-break/><text:span text:style-name="T6">_autodiscover._tcp.example.com. IN <text:s/>SRV 0 0 443 sogo.example.com.</text:span></text:p>
        </text:list-item>
      </text:list>
      <text:p text:style-name="P6">Again, the autodiscovery service must be accessible over HTTPS.</text:p>
      <text:h text:style-name="P29" text:outline-level="1">Adding Users</text:h>
      <text:p text:style-name="Text_20_body">Users that wish to connect natively to SOGo must be provisioned in Samba 4 and in OpenChange – even if they already exist in your current LDAP or Microsoft Active Directory server.</text:p>
      <text:p text:style-name="Text_20_body">To add a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P7"><text:span text:style-name="T8">If you don't have a trust between your IMAP server and SOGo, you must at this point set the cleartext password of the newly created user in </text:span><text:span text:style-name="Code_20__28_inline_29_"><text:span text:style-name="T8">/var/lib/samba4/private/mapistore/&lt;username/password</text:span></text:span><text:span text:style-name="T8"> (or </text:span><text:span text:style-name="Code_20__28_inline_29_"><text:span text:style-name="T8">/var/lib/samba/private/mapistore/&lt;username/password</text:span></text:span><text:span text:style-name="T11"> on Debian-based distributions).</text:span></text:p>
      <text:p text:style-name="Standard"><text:span text:style-name="T12">This per-us</text:span><text:span text:style-name="T9">er file contains the cleartext password of the user as a UTF-8 string, on a single line. This password will be used to authenticate SOGo/OpenChange storage provider to your IMAP server.</text:span></text:p>
      <text:h text:style-name="P29"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s:</text:p>
      <text:p text:style-name="Code">192.168.1.1<text:tab/><text:tab/>sogo.example.com <text:s/><text:span text:style-name="T15">autodiscover.example.com</text:span></text:p>
      <text:p text:style-name="Code"/>
      <text:p text:style-name="P14">Next, you must configure Microsoft Outlook.</text:p>
      <text:p text:style-name="P11">❏<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Emphasis"><text:span text:style-name="T3">❏<text:tab/></text:span></text:span><text:span text:style-name="Emphasis"><text:span text:style-name="T5">From the </text:span></text:span><text:span text:style-name="Emphasis"><text:span text:style-name="T3">Connection</text:span></text:span><text:span text:style-name="Emphasis"><text:span text:style-name="T5"> tab, enable “</text:span></text:span><text:span text:style-name="Emphasis"><text:span text:style-name="T3">Outlook Anywhere</text:span></text:span><text:span text:style-name="Emphasis"><text:span text:style-name="T5">” if you plan to use Outlook outside of your LAN. Moreover, click on the </text:span></text:span><text:span text:style-name="Emphasis"><text:span text:style-name="T3">Exchange Proxy Settings...</text:span></text:span><text:span text:style-name="Emphasis"><text:span text:style-name="T5"> button to enable it for slow and fast networks. Specify also the host, which should be the same value you specified in the </text:span></text:span><text:span text:style-name="Emphasis"><text:span text:style-name="T8">Microsoft Exchange Server</text:span></text:span><text:span text:style-name="Emphasis"><text:span text:style-name="T5"> field</text:span></text:span></text:p>
      <text:p text:style-name="List"><text:span text:style-name="T3">❏<text:tab/></text:span><text:span text:style-name="T5">Finally, click on </text:span><text:span text:style-name="Emphasis"><text:span text:style-name="T8">Check Name</text:span></text:span><text:span text:style-name="T5"> and confirm your username and </text:span>password</text:p>
      <text:p text:style-name="Standard"/>
      <text:p text:style-name="Standard">Start Microsoft Outlook and enter your username and password. It should will start to synchronize your mailbox. This could take a long time if you have many emails, events, tasks and contacts. Once this step is completed, check the autodiscovery service with Outlook 2007 or 2010 by simultaneously holding the CTRL key on your keyboard and right-clicking on the Outlook icon in the notification toolbar. A special entry named “Test E-mail AutoConfiguration...” will appear and will enable you to check the service.</text:p>
      <text:h text:style-name="P26" text:outline-level="1"/>
      <text:h text:style-name="P29" text:outline-level="1">Known Issues or Limita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text:span text:style-name="T16">dule.<text:line-break/>If you do, use “Outlook Anywhere” to connect Outlook to SOGo/OpenChange.</text:span></text:p>
      <text:p text:style-name="P13"/>
      <text:h text:style-name="Heading_20_2" text:outline-level="2">Current Limitations</text:h>
      <text:p text:style-name="Standard">The current version of the Native Microsoft Outlook compatibility layer has some limitations.</text:p>
      <text:p text:style-name="Standard">Those limitations will be overcome in the upcoming releases. If you are interested in having those limitations fixed more rapidly, please contact Inverse by sending an email to <text:a xlink:type="simple" xlink:href="mailto:support@inverse.ca">support@inverse.ca</text:a>.</text:p>
      <text:h text:style-name="Heading_20_3" text:outline-level="3">General</text:h>
      <text:p text:style-name="List"><text:span text:style-name="T4">❏<text:tab/></text:span>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 This feature is currently not supported.</text:p>
      <text:p text:style-name="P13"><text:span text:style-name="T4">❏<text:tab/>If you face strange issues from Microsoft Outlook, you might want to remove any data associated with the user from the SOGo server and recreate a Microsoft Outlook profile.<text:line-break/>To remove any data associated to a user, use the </text:span><text:span text:style-name="T7">openchange_cleanup.py</text:span><text:span text:style-name="T4"> script distributed with sogo. <text:s/>The script can be found <text:s/>in </text:span><text:span text:style-name="T7">/usr/share/doc/sogo/</text:span><text:span text:style-name="T4"> (</text:span><text:span text:style-name="T7">/usr/share/sogo-VERSION/</text:span><text:span text:style-name="T4"> on RHEL).<text:line-break/>To reset a user, run the script as root: </text:span><text:span text:style-name="T7">python openchange_cleanup.py username<text:line-break/></text:span><text:span text:style-name="T14">See the usage output for additional options.</text:span></text:p>
      <text:p text:style-name="P12">❏<text:tab/>The “Out of Office Assistant” will not currently work. This feature has not been implemented.</text:p>
      <text:p text:style-name="P12">❏<text:tab/>Creating folders below INBOX (when not normally permitted by the IMAP server), below the Personal Calendar or Personal Address Book will work in Outlook cached mode but the server-side operation will fail and these folders will never be created. Potentially data loss can occur if the Outlook profile is destroyed. If you wan to create additional top-level mail folders, calendars or address books, open Outlook's folder list, select the top level node (usually, <text:soft-page-break/>“<text:a xlink:type="simple" xlink:href="mailto:email@example.com">email@example.com</text:a>”) and choose “New Folder...” from the contextual menu. Choose the relevent item types.</text:p>
      <text:p text:style-name="P12"/>
      <text:h text:style-name="Heading_20_3" text:outline-level="3">Mail</text:h>
      <text:p text:style-name="List">❏<text:tab/>Sharing mail folders is not supported.</text:p>
      <text:h text:style-name="Heading_20_3" text:outline-level="3">Calendar</text:h>
      <text:p text:style-name="List">❏<text:tab/>Labels will not work.</text:p>
      <text:p text:style-name="List">❏<text:tab/>It might be impossible to view event details from a shared calendar. This issue is being worked on.</text:p>
      <text:p text:style-name="P20"/>
      <text:h text:style-name="Heading_20_3" text:outline-level="3">Tasks</text:h>
      <text:p text:style-name="List">❏<text:tab/>Tasks with start/due dates created from Outlook might not appear correctly in SOGo due to a timezone issue.</text:p>
      <text:p text:style-name="List">❏<text:tab/>Reminders are not yet supported.</text:p>
      <text:p text:style-name="List">❏<text:tab/>Assigning tasks will not work.</text:p>
      <text:h text:style-name="Heading_20_3" text:outline-level="3">Contacts</text:h>
      <text:p text:style-name="List">❏<text:tab/>Categories will not work.</text:p>
      <text:p text:style-name="List">❏<text:tab/>Distribution lists will not work.</text:p>
      <text:p text:style-name="List">❏<text:tab/>Under Microsoft Outlook 2010, the special folder “Suggested Contacts” will not work.</text:p>
      <text:p text:style-name="List">❏<text:tab/>The “Offline Address Book” will not work. This feature is not yet supported.</text:p>
      <text:h text:style-name="Heading_20_3" text:outline-level="3">Notes</text:h>
      <text:p text:style-name="List">❏<text:tab/>Notes are not synchronized in any ways with SOGo. The current version of SOGo lacks support for notes.</text:p>
      <text:p text:style-name="Standard"/>
      <text:p text:style-name="Standard">If you notice anything else, please send contact Inverse by sending an email to <text:a xlink:type="simple" xlink:href="mailto:support@inverse.ca">support@inverse.ca</text:a>.</text:p>
      <text:h text:style-name="P29"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monaco" svg:font-family="monaco"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0cm" style:auto-text-indent="false"/>
    </style:style>
    <style:style style:name="MP2"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apter <text:chapter text:display="number" text:outline-level="1">11</text:chapter></text:p>
      </style:header>
      <style:footer>
        <text:p text:style-name="MP2">© 2009-2013 Inverse inc.<text:tab/><text:chapter text:display="name" text:outline-level="1">Commercial Support and Contact Information</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8-10-24T09:42:32</meta:creation-date>
    <meta:editing-cycles>560</meta:editing-cycles>
    <meta:editing-duration>P3DT21H17M24S</meta:editing-duration>
    <dc:date>2013-03-08T16:20:13</dc:date>
    <meta:document-statistic meta:table-count="0" meta:image-count="3" meta:object-count="0" meta:page-count="21" meta:paragraph-count="318" meta:word-count="3539" meta:character-count="24430"/>
    <meta:user-defined meta:name="Info 1"/>
    <meta:user-defined meta:name="Info 2"/>
    <meta:user-defined meta:name="Info 3"/>
    <meta:user-defined meta:name="Info 4"/>
  </office:meta>
</office:document-meta>
</file>